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sub>
              <mo stretchy="false">α</mo>
              <mi>i</mi>
            </msub>
          </mrow>
          <mo stretchy="false">∣</mo>
          <mrow>
            <msub>
              <mo stretchy="false">α</mo>
              <mi>j</mi>
            </msub>
          </mrow>
        </mrow>
      </mfenced>
      <mrow>
        <mi/>
        <mo stretchy="false">=</mo>
        <mi/>
      </mrow>
      <msub>
        <mo stretchy="false">δ</mo>
        <mrow>
          <mi mathvariant="italic">ij</mi>
        </mrow>
      </msub>
    </mrow>
    <annotation encoding="StarMath 5.0">left langle %ialpha _i mline %ialpha _j right rangle `=` %idelta _{ij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2:24:12.036000000</meta:creation-date>
    <meta:generator>LibreOffice/4.1.4.2$Windows_x86 LibreOffice_project/0a0440ccc0227ad9829de5f46be37cfb6edcf72</meta:generator>
  </office:meta>
</office:document-meta>
</file>